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0.24pt"/>
    </style:style>
    <style:style style:name="co2" style:family="table-column">
      <style:table-column-properties fo:break-before="auto" style:column-width="231.9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Biom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iom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EBI Biomes</text:p>
          </table:table-cell>
          <table:table-cell table:style-name="ce3" office:value-type="string" calcext:value-type="string">
            <text:p>ENVO term not BIOME</text:p>
          </table:table-cell>
          <table:table-cell table:style-name="ce4" office:value-type="string" calcext:value-type="string">
            <text:p>ENVO BIOME te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yssal plane</text:p>
          </table:table-cell>
          <table:table-cell office:value-type="string" calcext:value-type="string">
            <text:p>http://purl.obolibrary.org/obo/ENVO_000002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 Mine Drainage</text:p>
          </table:table-cell>
          <table:table-cell office:value-type="string" calcext:value-type="string">
            <text:p>http://purl.obolibrary.org/obo/ENVO_00001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ic</text:p>
          </table:table-cell>
          <table:table-cell office:value-type="string" calcext:value-type="string">
            <text:p>http://purl.obolibrary.org/obo/ENVO_01000315</text:p>
          </table:table-cell>
          <table:table-cell table:number-columns-repeated="1022"/>
        </table:table-row>
        <table:table-row table:style-name="ro2" table:visibility="collapse">
          <table:table-cell office:value-type="string" calcext:value-type="string">
            <text:p>Acid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vated Sludge</text:p>
          </table:table-cell>
          <table:table-cell office:value-type="string" calcext:value-type="string">
            <text:p>http://purl.obolibrary.org/obo/ENVO_00002046</text:p>
          </table:table-cell>
          <table:table-cell table:number-columns-repeated="1022"/>
        </table:table-row>
        <table:table-row table:style-name="ro2" table:visibility="collapse">
          <table:table-cell office:value-type="string" calcext:value-type="string">
            <text:p>Activated sludg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ctivated sludg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ctivated sludg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ctivated slud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robic me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gricultur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al fie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al lan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gricultural l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cultural waste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oconsort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kal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lkal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lkal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Alkal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hib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erobic me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mmo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im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neli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rior na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hotic z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acult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at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hropo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cidia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halt lak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alass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hed Keratinized ging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i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te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teriom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th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z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fi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gas pl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logical phosphorus remo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iorea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remedi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transform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r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ack smok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oo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loo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loo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l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e ho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eal for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kish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rackis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wn Alg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zoa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cal mucosa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Buccal muco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ilt environ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bon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ve 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ca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e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cu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ec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ebrospinal flu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lorinat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loroeth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ul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ircul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ircul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ircul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irculatory syst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la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nidaria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nida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lbed 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s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d see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ost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ontaminat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inuous cult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r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al ree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p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r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ticl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utic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iry produc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ep subsurf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d me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ivery networ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er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es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ffuse flo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syst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estive tub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Digestive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noflagella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olved organics (aerobic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solved organics (anaerobic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inage pipe biofi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inking 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oden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nodermata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chinoderm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tosymbio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tosymbiont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g capsu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operitrophic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ophyt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ndophy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dosymbion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ndosymbion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ndosymbio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ineer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ineered prod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vironmen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bio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imnio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pilimn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hyt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piphyt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piphyt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piphy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tuar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stu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cre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xcre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xcre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xcretory syst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cellula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xtracellu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cellular symbion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xtracellular symbio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e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m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mented beverag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mented seaf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mented veget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d produ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gu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regu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reg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est so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rest so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rest so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rest so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ss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ss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oss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sh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ro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gi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Fun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gus galle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gus gard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rden du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strointestinal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tic cro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olog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ll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Gil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cial lak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c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n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ssland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Grassland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Grassland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Grasslan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und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olaema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rd pa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ndgu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Hindg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-associat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t (42-90C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drocarb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drothermal ve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rsal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limnio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Hypolimn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e accre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oor A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strial produ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ustrial wastew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c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u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Integ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tidal z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st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Intest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Intest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acellu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acellular endosymbion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Intracellular endosymbio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roit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rtebra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dne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 enrich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 Synthes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k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f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ndfill leach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rge intest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Large intest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tic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Lent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netic z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toral z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w land river sys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me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Lum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g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mpathic syst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mph nod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Lymph no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mphat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mma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ngrove sw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ginal S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 intertidal flat sediment inocul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 me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ine sediment inocul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al distal 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omictic lak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b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bial enhanced oil recove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 ma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robial solubilization of co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robialite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crobiali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d stre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dgu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dgu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dpoint vag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lk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ne drainag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Mine drain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ne wa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x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xed alcohol bioreac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l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llus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al cavit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Nasal cavit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opharynge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Nasopharynge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ar-boiling (&gt;90C)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Near-boiling (&gt;90C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ritic z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rvous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Nervous syst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utr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Neutr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trogen remov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n-marine Saline and Alka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trient remov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cean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 fiel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 reservo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 see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-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il-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il-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il-contaminat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il-contaminat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-contaminated 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il-contaminated sedi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il-contaminated sedime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a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r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al cavit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ral cavit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Oral cavit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utdoor A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1 seg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3 seg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P3 seg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latine tonsi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lag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iodontal pocke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mafros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Permaf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sistent organic pollutants (POP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trochemic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haryn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hotic z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hyllopla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la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ycyclic aromatic hydrocarb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rife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sterior forn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ma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ctodeal seg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tis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tozo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mona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Pulmonary syst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p and paper wastewa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ct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d alg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productive syst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pti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spiratory syst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troauricular crea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hizo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hizopla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hizosphe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ck-dwelling (subaerial biofilm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ume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um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iva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ali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t crystallizer po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t mar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ng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a Urch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conda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edi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rubla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gmoid col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age ferment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ulated communities (DNA mixtur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ulated communities (microbial mixtur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ulated communities (sequence read mixtur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ki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ki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kin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k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li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mall intest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oil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So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lid animal was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lid was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ir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ut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oma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orm wa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cuticular spa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gingival plaq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glacial la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pragingival plaq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wa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biotic fungal gardens and galleri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pid (25-34C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rephthala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rrest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trachloroethyle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trachloroethylene and derivati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alass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rmal spr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oracic segmen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ro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ngue dors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ch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ophoso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opical rainfore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unica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mbilic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characteriz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Uncharacterize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Uncharacteriz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defined med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ranium contaminat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reth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rin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Ur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g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om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Ven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om gland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Venom gla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ous leg ulc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riom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Viriome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Virio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ar fore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canic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Volcan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dden Sea-Germany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Wadden Sea-Germ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rm (34-42C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tewate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Wastewa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ter and slud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t ferment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tland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Wetlands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Wetland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hale fa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ood</text:p>
          </table:table-cell>
          <table:table-cell table:number-columns-repeated="1023"/>
        </table:table-row>
        <table:table-row table:style-name="ro3" table:number-rows-repeated="104808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Biome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51pt 1.5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0:01:48.338747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ome" style:display-name="PageStyle_Bi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0:07:19.979816368</dc:date>
    <meta:editing-duration>PT17M51S</meta:editing-duration>
    <meta:generator>LibreOffice/5.1.6.2$Linux_X86_64 LibreOffice_project/10m0$Build-2</meta:generator>
    <meta:editing-cycles>4</meta:editing-cycles>
    <meta:document-statistic meta:table-count="1" meta:cell-count="4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